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3">
  <office:body>
    <office:text>
      <text:h text:style-name="Heading_20_1" text:outline-level="1">Order confirmation · Conduction</text:h>
      <text:p text:style-name="Subtitle">Working copy. Editable in LibreOffice, OnlyOffice, or Microsoft Word. For pixel-accurate layout, see the canonical HTML.</text:p>
      <text:p text:style-name="Standard">Design system / Print /  Letters  /  Order confirmation</text:p>
      <text:h text:style-name="Heading_20_2" text:outline-level="2">Order confirmation · opdrachtbevestiging</text:h>
      <text:p text:style-name="Standard">Bevestiging na een getekende offerte. Wat we leveren, wanneer, voor welk bedrag, en wie de aanspreekpunten zijn. Geen factuur en geen contract; dit is het werkdocument waar de klant naar terug-grijpt als ze willen weten "wat hadden we ook alweer afgesproken".</text:p>
      <text:p text:style-name="Standard">conduction.nl · brieven · order-confirmation · {{ KENMERK }}</text:p>
      <text:p text:style-name="Standard">{{ STAD }}, {{ DATUM }}</text:p>
      <text:p text:style-name="Standard">Bevestiging OB-{{ JAAR }}-{{ NUMMER }} Refereert offerte {{ OFFERTE_NR }}</text:p>
      <text:p text:style-name="Standard">Bevestigd {{ OPDRACHT_TITEL }}</text:p>
      <text:p text:style-name="Standard">Opdrachtgever</text:p>
      <text:p text:style-name="Standard">{{ KLANT_NAAM }} {{ CONTACT_NAAM }} {{ CONTACT_EMAIL }}</text:p>
      <text:p text:style-name="Standard">Conduction</text:p>
      <text:p text:style-name="Standard">{{ AFZENDER_NAAM }} {{ AFZENDER_ROL }} {{ AFZENDER_EMAIL }}</text:p>
      <text:p text:style-name="Standard">Wat we gaan leveren</text:p>
      <text:list>
        <text:list-item>
          <text:p text:style-name="List">{{ DELIVERABLE_1 }}. Eén regel per ding, lezer in onderwerp.</text:p>
        </text:list-item>
        <text:list-item>
          <text:p text:style-name="List">{{ DELIVERABLE_2 }}. Concreet, geen "ondersteunen bij".</text:p>
        </text:list-item>
        <text:list-item>
          <text:p text:style-name="List">{{ DELIVERABLE_3 }}. Optioneel; verwijder als niet van toepassing.</text:p>
        </text:list-item>
      </text:list>
      <text:p text:style-name="Standard">{{ KICKOFF_DATUM }}</text:p>
      <text:p text:style-name="Standard">Kick-off · werkomgeving + toegang</text:p>
      <text:p text:style-name="Standard">{{ MIDDEN_DATUM }}</text:p>
      <text:p text:style-name="Standard">Tussenoplevering · review met de klant</text:p>
      <text:p text:style-name="Standard">{{ EINDDATUM }}</text:p>
      <text:p text:style-name="Standard">Definitieve oplevering · transitie naar beheer</text:p>
      <text:p text:style-name="Standard">Bedrag conform offerte {{ OFFERTE_NR }}: € {{ BEDRAG }} excl. btw . Facturatie {{ BETAALSCHEMA }}.</text:p>
      <text:p text:style-name="Standard">{{ EXTRA_AFSPRAAK }}. Optionele alinea voor specifieke voorwaarden, planning-randvoorwaarden, of leveranciers van derden.</text:p>
      <text:p text:style-name="Standard">Heb je vragen of wil je iets aanpassen? Bel of mail {{ AFZENDER_VOORNAAM }} direct, geen formulier nodig.</text:p>
      <text:p text:style-name="Standard">Met vriendelijke groet,</text:p>
      <text:p text:style-name="Standard">{{ AFZENDER_NAAM }}</text:p>
      <text:p text:style-name="Standard">{{ AFZENDER_ROL }} · Conduction</text:p>
      <text:p text:style-name="Standard">Conduction B.V. Lauriergracht 14h 1016 RR Amsterdam</text:p>
      <text:p text:style-name="Standard">Contact +31 85 303 6840 info@conduction.nl</text:p>
      <text:p text:style-name="Standard">Registratie KvK 76741850 BTW NL860784241B01 IBAN NL51 ABNA 0868951550</text:p>
      <text:p text:style-name="Standard">Order confirmation · sjabloon, NL canoniek</text:p>
      <text:p text:style-name="Standard">Why we built it this way</text:p>
      <text:h text:style-name="Heading_20_2" text:outline-level="2">Niet de offerte, niet de factuur, het werkdocument</text:h>
      <text:p text:style-name="Standard">De offerte is de aanbieding, de factuur is het juridische bewijs. De order confirmation is wat de klant openhoudt op het tweede scherm tijdens de uitvoering: "wat hadden we ook alweer afgesproken".</text:p>
      <text:list>
        <text:list-item>
          <text:p text:style-name="List">Eén pagina, drie blokken. Wie + wie, wat we leveren, wanneer. Geen vier-pagina inkoopdocument; één scrollloze pagina.</text:p>
        </text:list-item>
        <text:list-item>
          <text:p text:style-name="List">Mint-groene accent, niet oranje. Bevestiging is "go", niet "let op". Mint markeert het bevestigde scope-blok en de "Bevestigd"-pill bij het onderwerp.</text:p>
        </text:list-item>
        <text:list-item>
          <text:p text:style-name="List">Drie planning-stappen, geen Gantt. Kick-off / tussen / einde. MKB-buyers willen geen project-management-software-export.</text:p>
        </text:list-item>
        <text:list-item>
          <text:p text:style-name="List">Refereert naar offerte, dupliceert geen prijzen. Bedrag wordt genoemd; line-items niet. Eén bron van waarheid voor scope.</text:p>
        </text:list-item>
        <text:list-item>
          <text:p text:style-name="List">Persoon onderaan, telefoonnummer in footer. Een mens, geen support-portal-URL.</text:p>
        </text:list-item>
      </text:list>
      <text:p text:style-name="Standard">A4 · NL canonical · --bleed 0 · sits between quotation (offerte) and invoice (factuur) in de werkstroom · placeholders use {{ }}</text:p>
      <text:p text:style-name="Standard">letterhead chassis · quotation as the upstream document · invoice as the downstream document · email-order-confirmation as the deliverable wrapper · --c-mint-500 for the "go" accent · .paper--A4</text:p>
      <text:p text:style-name="Footer">Canonical layout: https://design-system.conduction.nl/preview/print/order-confirmation.html · Conduction design system · tokens.css · generated 2026-05-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table="urn:oasis:names:tc:opendocument:xmlns:table:1.0" office:version="1.3">
  <office:font-face-decls>
    <style:font-face xmlns:svg="urn:oasis:names:tc:opendocument:xmlns:svg-compatible:1.0" style:name="Figtree" svg:font-family="Figtree, 'Helvetica Neue', Arial, sans-serif"/>
    <style:font-face xmlns:svg="urn:oasis:names:tc:opendocument:xmlns:svg-compatible:1.0" style:name="IBM Plex Mono" svg:font-family="'IBM Plex Mono', Menlo, Consolas, monospace"/>
  </office:font-face-decls>
  <office:styles>
    <style:default-style style:family="paragraph">
      <style:text-properties style:font-name="Figtree" fo:font-size="11pt" fo:color="#152D5C"/>
      <style:paragraph-properties fo:line-height="150%" fo:margin-top="0cm" fo:margin-bottom="0.25cm"/>
    </style:default-style>
    <style:style style:name="Standard" style:family="paragraph" style:class="text"/>
    <style:style style:name="Heading_20_1" style:display-name="Heading 1" style:family="paragraph" style:next-style-name="Standard">
      <style:text-properties style:font-name="Figtree" fo:font-size="24pt" fo:font-weight="bold" fo:color="#21468B"/>
      <style:paragraph-properties fo:margin-top="0.6cm" fo:margin-bottom="0.3cm"/>
    </style:style>
    <style:style style:name="Heading_20_2" style:display-name="Heading 2" style:family="paragraph" style:next-style-name="Standard">
      <style:text-properties style:font-name="Figtree" fo:font-size="16pt" fo:font-weight="bold" fo:color="#21468B"/>
      <style:paragraph-properties fo:margin-top="0.5cm" fo:margin-bottom="0.2cm"/>
    </style:style>
    <style:style style:name="Heading_20_3" style:display-name="Heading 3" style:family="paragraph" style:next-style-name="Standard">
      <style:text-properties style:font-name="Figtree" fo:font-size="13pt" fo:font-weight="bold" fo:color="#152D5C"/>
      <style:paragraph-properties fo:margin-top="0.4cm" fo:margin-bottom="0.15cm"/>
    </style:style>
    <style:style style:name="Subtitle" style:family="paragraph" style:next-style-name="Standard">
      <style:text-properties style:font-name="Figtree" fo:font-size="13pt" fo:color="#4D69A4" fo:font-style="italic"/>
      <style:paragraph-properties fo:margin-bottom="0.5cm"/>
    </style:style>
    <style:style style:name="Accent" style:family="text">
      <style:text-properties fo:color="#F36C21" fo:font-weight="bold"/>
    </style:style>
    <style:style style:name="List" style:family="paragraph" style:parent-style-name="Standard">
      <style:paragraph-properties fo:margin-left="0.6cm" fo:margin-bottom="0.15cm"/>
    </style:style>
    <style:style style:name="Footer" style:family="paragraph">
      <style:text-properties style:font-name="IBM Plex Mono" fo:font-size="9pt" fo:color="#4D69A4"/>
      <style:paragraph-properties fo:margin-top="1cm" fo:border-top="0.5pt solid #21468B" fo:padding-top="0.25cm"/>
    </style:style>
  </office:styles>
  <office:automatic-styles>
    <style:page-layout style:name="PL1">
      <style:page-layout-properties fo:page-width="21cm" fo:page-height="29.7cm" fo:margin-top="2.2cm" fo:margin-bottom="2cm" fo:margin-left="2.2cm" fo:margin-right="2.2cm" style:print-orientation="portrait"/>
    </style:page-layout>
  </office:automatic-styles>
  <office:master-styles>
    <style:master-page style:name="Standard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    <meta:generator>Conduction design-system / build-odf.py</meta:generator>
    <dc:title>Order confirmation · Conduction</dc:title>
    <dc:creator>Conduction B.V.</dc:creator>
    <meta:initial-creator>Conduction B.V.</meta:initial-creator>
    <dc:date>2026-05-13T05:21:41+00:00</dc:date>
    <meta:creation-date>2026-05-13T05:21:41+00:00</meta:creation-date>
  </office:meta>
</office:document-meta>
</file>